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A00000D3F000009EB5D139495.wmf"/>
  <manifest:file-entry manifest:media-type="" manifest:full-path="Pictures/20000011000011F000000771AA64B26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8.119cm"/>
    </style:style>
    <style:style style:name="co20" style:family="table-column">
      <style:table-column-properties fo:break-before="auto" style:column-width="7.738cm"/>
    </style:style>
    <style:style style:name="co21" style:family="table-column">
      <style:table-column-properties fo:break-before="auto" style:column-width="7.936cm"/>
    </style:style>
    <style:style style:name="co22" style:family="table-column">
      <style:table-column-properties fo:break-before="auto" style:column-width="0.612cm"/>
    </style:style>
    <style:style style:name="co8" style:family="table-column">
      <style:table-column-properties fo:break-before="auto" style:column-width="1.801cm"/>
    </style:style>
    <style:style style:name="co23" style:family="table-column">
      <style:table-column-properties fo:break-before="auto" style:column-width="15cm"/>
    </style:style>
    <style:style style:name="co24" style:family="table-column">
      <style:table-column-properties fo:break-before="auto" style:column-width="4.447cm"/>
    </style:style>
    <style:style style:name="co25" style:family="table-column">
      <style:table-column-properties fo:break-before="auto" style:column-width="3.942cm"/>
    </style:style>
    <style:style style:name="co26" style:family="table-column">
      <style:table-column-properties fo:break-before="auto" style:column-width="8.5cm"/>
    </style:style>
    <style:style style:name="co19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1.046cm"/>
    </style:style>
    <style:style style:name="co32" style:family="table-column">
      <style:table-column-properties fo:break-before="auto" style:column-width="19.449cm"/>
    </style:style>
    <style:style style:name="co27" style:family="table-column">
      <style:table-column-properties fo:break-before="auto" style:column-width="18.376cm"/>
    </style:style>
    <style:style style:name="co28" style:family="table-column">
      <style:table-column-properties fo:break-before="auto" style:column-width="1.998cm"/>
    </style:style>
    <style:style style:name="co29" style:family="table-column">
      <style:table-column-properties fo:break-before="auto" style:column-width="2.861cm"/>
    </style:style>
    <style:style style:name="co30" style:family="table-column">
      <style:table-column-properties fo:break-before="auto" style:column-width="14.4cm"/>
    </style:style>
    <style:style style:name="co33" style:family="table-column">
      <style:table-column-properties fo:break-before="auto" style:column-width="2.394cm"/>
    </style:style>
    <style:style style:name="ro25" style:family="table-row">
      <style:table-row-properties style:row-height="0.552cm" fo:break-before="auto" style:use-optimal-row-height="true"/>
    </style:style>
    <style:style style:name="ro24" style:family="table-row">
      <style:table-row-properties style:row-height="0.538cm" fo:break-before="auto" style:use-optimal-row-height="true"/>
    </style:style>
    <style:style style:name="ro26" style:family="table-row">
      <style:table-row-properties style:row-height="1.552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3.552cm" fo:break-before="auto" style:use-optimal-row-height="true"/>
    </style:style>
    <style:style style:name="ro29" style:family="table-row">
      <style:table-row-properties style:row-height="4.053cm" fo:break-before="auto" style:use-optimal-row-height="true"/>
    </style:style>
    <style:style style:name="ro10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579cm" fo:break-before="auto" style:use-optimal-row-height="true"/>
    </style:style>
    <style:style style:name="ro30" style:family="table-row">
      <style:table-row-properties style:row-height="1.104cm" fo:break-before="auto" style:use-optimal-row-height="true"/>
    </style:style>
    <style:style style:name="ro31" style:family="table-row">
      <style:table-row-properties style:row-height="0.579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0.894cm" fo:break-before="auto" style:use-optimal-row-height="true"/>
    </style:style>
    <style:style style:name="ro34" style:family="table-row">
      <style:table-row-properties style:row-height="2.685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38" style:family="table-row">
      <style:table-row-properties style:row-height="0.453cm" fo:break-before="auto" style:use-optimal-row-height="true"/>
    </style:style>
    <style:style style:name="ro39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2.189cm" fo:break-before="auto" style:use-optimal-row-height="false"/>
    </style:style>
    <style:style style:name="ro19" style:family="table-row">
      <style:table-row-properties style:row-height="1.108cm" fo:break-before="auto" style:use-optimal-row-height="true"/>
    </style:style>
    <style:style style:name="ro20" style:family="table-row">
      <style:table-row-properties style:row-height="0.582cm" fo:break-before="auto" style:use-optimal-row-height="false"/>
    </style:style>
    <style:style style:name="ro21" style:family="table-row">
      <style:table-row-properties style:row-height="0.926cm" fo:break-before="auto" style:use-optimal-row-height="false"/>
    </style:style>
    <style:style style:name="ro22" style:family="table-row">
      <style:table-row-properties style:row-height="1.852cm" fo:break-before="auto" style:use-optimal-row-height="false"/>
    </style:style>
    <style:style style:name="ro23" style:family="table-row">
      <style:table-row-properties style:row-height="1.499cm" fo:break-before="auto" style:use-optimal-row-height="fals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3.214cm" fo:break-before="auto" style:use-optimal-row-height="true"/>
    </style:style>
    <style:style style:name="ro37" style:family="table-row">
      <style:table-row-properties style:row-height="2.686cm" fo:break-before="auto" style:use-optimal-row-height="true"/>
    </style:style>
    <style:style style:name="ro40" style:family="table-row">
      <style:table-row-properties style:row-height="3.739cm" fo:break-before="auto" style:use-optimal-row-height="true"/>
    </style:style>
    <style:style style:name="ro41" style:family="table-row">
      <style:table-row-properties style:row-height="4.792cm" fo:break-before="auto" style:use-optimal-row-height="true"/>
    </style:style>
    <style:style style:name="ro42" style:family="table-row">
      <style:table-row-properties style:row-height="4.267cm" fo:break-before="auto" style:use-optimal-row-height="true"/>
    </style:style>
    <style:style style:name="ro43" style:family="table-row">
      <style:table-row-properties style:row-height="6.9cm" fo:break-before="auto" style:use-optimal-row-height="true"/>
    </style:style>
    <style:style style:name="ro44" style:family="table-row">
      <style:table-row-properties style:row-height="5.32cm" fo:break-before="auto" style:use-optimal-row-height="true"/>
    </style:style>
    <style:style style:name="ro45" style:family="table-row">
      <style:table-row-properties style:row-height="1.633cm" fo:break-before="auto" style:use-optimal-row-height="true"/>
    </style:style>
    <style:style style:name="ro46" style:family="table-row">
      <style:table-row-properties style:row-height="2.161cm" fo:break-before="auto" style:use-optimal-row-height="true"/>
    </style:style>
    <style:style style:name="ro47" style:family="table-row">
      <style:table-row-properties style:row-height="0.609cm" fo:break-before="auto" style:use-optimal-row-height="true"/>
    </style:style>
    <style:style style:name="ro48" style:family="table-row">
      <style:table-row-properties style:row-height="1.219cm" fo:break-before="auto" style:use-optimal-row-height="true"/>
    </style:style>
    <style:style style:name="ta3" style:family="table" style:master-page-name="PageStyle_5f_Extract">
      <style:table-properties table:display="true" style:writing-mode="lr-tb"/>
    </style:style>
    <style:style style:name="ta5" style:family="table" style:master-page-name="PageStyle_5f_Post_5f_Sanit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Pre-_20_sanity">
      <style:table-properties table:display="true" style:writing-mode="lr-tb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993366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ackground-color="#ffff0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>
      <style:table-cell-properties fo:background-color="#ffff0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fo:background-color="#ccffff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ackground-color="#ffff00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ackground-color="#ffffff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" fo:font-size="12pt" style:font-size-asian="12pt" style:font-size-complex="12pt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#99336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eeeee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language="en" fo:country="US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666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/>
    </style:style>
    <style:style style:name="ce9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Excel_20_Built-in_20_Normal">
      <style:table-cell-properties fo:background-color="#8faad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56" style:family="table-cell" style:parent-style-name="Excel_20_Built-in_20_Normal">
      <style:table-cell-properties fo:background-color="#ffcc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ffcc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ffff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ffffcc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rebuchet MS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rebuchet 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rebuchet 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rebuchet 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rebuchet 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ae00" style:text-align-source="fix" style:repeat-content="false" fo:wrap-option="wrap" fo:border="0.002cm solid #000000"/>
      <style:paragraph-properties fo:text-align="center" fo:margin-left="0cm"/>
      <style:text-properties style:font-name="Trebuchet MS" fo:font-size="12pt" style:font-size-asian="12pt" style:font-size-complex="12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font-name="Trebuchet MS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rebuchet MS" fo:font-size="12pt" style:font-size-asian="12pt" style:font-size-complex="12pt"/>
    </style:style>
    <style:style style:name="ce6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font-name="Trebuchet MS" fo:font-size="12pt" style:font-size-asian="12pt" style:font-size-complex="12pt"/>
    </style:style>
    <style:style style:name="ce6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font-name="Trebuchet MS" fo:font-size="12pt" style:font-size-asian="12pt" style:font-size-complex="12pt"/>
    </style:style>
    <style:style style:name="ce70" style:family="table-cell" style:parent-style-name="Default">
      <style:table-cell-properties fo:background-color="#00ae00" style:text-align-source="fix" style:repeat-content="false" fo:wrap-option="wrap"/>
      <style:paragraph-properties fo:text-align="center" fo:margin-left="0cm"/>
      <style:text-properties style:font-name="Trebuchet M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style:font-name="Calibri" fo:font-size="12pt"/>
    </style:style>
    <style:style style:name="T6" style:family="text">
      <style:text-properties style:font-name="Trebuchet MS" fo:font-size="11pt" fo:language="en" fo:country="US" style:font-name-asian="Arial" style:font-size-asian="11pt" style:font-size-complex="11pt"/>
    </style:style>
    <style:style style:name="T4" style:family="text">
      <style:text-properties style:font-name="Arial1" fo:font-size="10pt" fo:language="en" fo:country="US" style:font-name-asian="Arial" style:font-size-asian="10pt" style:font-size-complex="6.8000001907348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style:text-outline="false" style:text-line-through-style="none" style:text-position="0% 100%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- sanity" table:style-name="ta6" table:print="false">
        <office:forms form:automatic-focus="false" form:apply-design-mode="false"/>
        <table:table-column table:style-name="co8" table:default-cell-style-name="ce11"/>
        <table:table-column table:style-name="co27" table:default-cell-style-name="ce11"/>
        <table:table-column table:style-name="co28" table:default-cell-style-name="ce11"/>
        <table:table-column table:style-name="co8" table:default-cell-style-name="ce11"/>
        <table:table-column table:style-name="co29" table:default-cell-style-name="ce11"/>
        <table:table-column table:style-name="co19" table:default-cell-style-name="ce11"/>
        <table:table-column table:style-name="co8" table:number-columns-repeated="1013" table:default-cell-style-name="ce11"/>
        <table:table-column table:style-name="co8" table:number-columns-repeated="5" table:default-cell-style-name="Default"/>
        <table:table-row table:style-name="ro5">
          <table:table-cell table:style-name="ce9" table:number-columns-repeated="2"/>
          <table:table-cell table:style-name="ce9" office:value-type="float" office:value="11705">
            <text:p>11705</text:p>
          </table:table-cell>
          <table:table-cell table:style-name="ce9" office:value-type="float" office:value="11706">
            <text:p>11706</text:p>
          </table:table-cell>
          <table:table-cell table:style-name="ce9" table:number-columns-repeated="1015"/>
          <table:table-cell table:number-columns-repeated="5"/>
        </table:table-row>
        <table:table-row table:style-name="ro18">
          <table:table-cell table:style-name="ce48" office:value-type="string">
            <text:p>SL. NO</text:p>
          </table:table-cell>
          <table:table-cell table:style-name="ce48" office:value-type="string">
            <text:p>QUERIES</text:p>
          </table:table-cell>
          <table:table-cell table:style-name="ce56" office:value-type="string">
            <text:p>SS5</text:p>
          </table:table-cell>
          <table:table-cell table:style-name="ce58" office:value-type="string">
            <text:p>SS5</text:p>
          </table:table-cell>
          <table:table-cell table:style-name="ce48" office:value-type="string">
            <text:p>EXPECTED RESULTS</text:p>
          </table:table-cell>
          <table:table-cell table:style-name="ce48" office:value-type="string">
            <text:p>EXPECTED RESULTS(Current)</text:p>
          </table:table-cell>
          <table:table-cell table:style-name="ce48" table:number-columns-repeated="1013"/>
          <table:table-cell table:number-columns-repeated="5"/>
        </table:table-row>
        <table:table-row table:style-name="ro19">
          <table:table-cell/>
          <table:table-cell office:value-type="string">
            <text:p>Select * from <text:s/>zunidf00 <text:s/>where ninacd = ' '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SELECT * FROM <text:s/>Zse5DF00 WHERE E5RZST = '1' and E5R0ST = '1' and E5MPNB = 0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30">
          <table:table-cell/>
          <table:table-cell office:value-type="string">
            <text:p>SELECT COUNT(*) FROM ZSE5DF00 WHERE E5SQTX = '11705'</text:p>
          </table:table-cell>
          <table:table-cell table:style-name="ce56" office:value-type="float" office:value="16838">
            <text:p>16838</text:p>
          </table:table-cell>
          <table:table-cell table:style-name="ce58" office:value-type="float" office:value="12351">
            <text:p>12351</text:p>
          </table:table-cell>
          <table:table-cell office:value-type="string">
            <text:p>Should have records</text:p>
          </table:table-cell>
          <table:table-cell office:value-type="float" office:value="5571">
            <text:p>5571</text:p>
          </table:table-cell>
          <table:table-cell table:number-columns-repeated="1018"/>
        </table:table-row>
        <table:table-row table:style-name="ro20">
          <table:table-cell table:style-name="ce49" table:number-columns-spanned="1" table:number-rows-spanned="7"/>
          <table:table-cell table:style-name="ce49" office:value-type="string" table:number-columns-spanned="1" table:number-rows-spanned="7">
            <text:p>Select <text:s text:c="8"/><text:s text:c="18"/><text:s text:c="18"/><text:s text:c="15"/></text:p>
            <text:p>Distinct <text:s text:c="6"/><text:s text:c="18"/><text:s text:c="18"/><text:s text:c="15"/></text:p>
            <text:p>E0MANU, E0MASE, E0CVAC, E0FCRP, <text:s/></text:p>
            <text:p>E0DJD1, E0UWYR, E0MJCD, E0MNCD, E0PNSN, E0BRNC, <text:s text:c="4"/><text:s text:c="18"/><text:s text:c="18"/><text:s text:c="18"/></text:p>
            <text:p>E0E0N1, E0E0N2, E0CNCD, E0DPCD, E0MABN, E0CYOR, </text:p>
            <text:p>E0MA1W, E0MA1V, E0MA2W, </text:p>
            <text:p>E0MA2V, E0MA3W, E0MA3V <text:s text:c="6"/><text:s text:c="18"/><text:s text:c="18"/><text:s text:c="3"/></text:p>
            <text:p>From ZSE0DF00 <text:s text:c="3"/><text:s text:c="18"/><text:s text:c="18"/><text:s text:c="13"/></text:p>
            <text:p>Where <text:s text:c="7"/></text:p>
            <text:p>ZSE0DF00.E0FCRP &gt; '11705' and (ZSE0DF00.E0UWYR &lt;= 17) </text:p>
          </table:table-cell>
          <table:table-cell table:style-name="ce57" office:value-type="string" table:number-columns-spanned="1" table:number-rows-spanned="7">
            <text:p>No records</text:p>
          </table:table-cell>
          <table:table-cell table:style-name="ce59" office:value-type="string" table:number-columns-spanned="1" table:number-rows-spanned="7">
            <text:p>No records</text:p>
          </table:table-cell>
          <table:table-cell table:style-name="ce49" office:value-type="string" table:number-columns-spanned="1" table:number-rows-spanned="7">
            <text:p>No records</text:p>
          </table:table-cell>
          <table:table-cell table:style-name="ce49" office:value-type="string" table:number-columns-spanned="1" table:number-rows-spanned="7">
            <text:p>No records</text:p>
          </table:table-cell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21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10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22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20">
          <table:table-cell table:style-name="ce49" table:number-columns-spanned="1" table:number-rows-spanned="7"/>
          <table:table-cell table:style-name="ce49" office:value-type="string" table:number-columns-spanned="1" table:number-rows-spanned="7">
            <text:p>Select <text:s text:c="8"/><text:s text:c="18"/><text:s text:c="18"/><text:s text:c="13"/></text:p>
            <text:p>Distinct E5MANU, E5MASE, </text:p>
            <text:p>E5CNCD, E5M1CD, E5M0CD, E5GRII, E5SQTX, E5DJD1</text:p>
            <text:p>From <text:s/>ZSE5DF00 <text:s text:c="3"/><text:s text:c="18"/><text:s text:c="18"/></text:p>
            <text:p>Where <text:s text:c="8"/><text:s text:c="18"/><text:s text:c="18"/><text:s text:c="14"/></text:p>
            <text:p>ZSE5DF00.E5SQTX &gt; '11705' and <text:s/><text:s text:c="18"/><text:s text:c="15"/></text:p>
            <text:p>(ZSE5DF00.E5CNCD = '' or ZSE5DF00.E5CNCD = '0') <text:s text:c="13"/><text:s text:c="18"/><text:s text:c="17"/></text:p>
          </table:table-cell>
          <table:table-cell table:style-name="ce57" office:value-type="string" table:number-columns-spanned="1" table:number-rows-spanned="7">
            <text:p>No records</text:p>
          </table:table-cell>
          <table:table-cell table:style-name="ce59" office:value-type="string" table:number-columns-spanned="1" table:number-rows-spanned="7">
            <text:p>No records</text:p>
          </table:table-cell>
          <table:table-cell table:style-name="ce49" office:value-type="string" table:number-columns-spanned="1" table:number-rows-spanned="7">
            <text:p>No records</text:p>
          </table:table-cell>
          <table:table-cell office:value-type="string" table:number-columns-spanned="1" table:number-rows-spanned="7">
            <text:p>No records</text:p>
          </table:table-cell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8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23">
          <table:covered-table-cell table:number-columns-repeated="2"/>
          <table:covered-table-cell table:style-name="ce56"/>
          <table:covered-table-cell table:style-name="ce58"/>
          <table:covered-table-cell table:number-columns-repeated="2"/>
          <table:table-cell table:number-columns-repeated="1018"/>
        </table:table-row>
        <table:table-row table:style-name="ro19">
          <table:table-cell/>
          <table:table-cell office:value-type="string">
            <text:p>SELECT * FROM ZKG0DF00 WHERE G0FANO = 0 OR G0FBCD = 0 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Select FAFANO, FAFAMR, count(*) from ZKFADF00 group by FAFANO, FAFAMR having count(*) &gt; 1 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Select count(*) from zumadf00 where MACNCD = 'FR0003' AND MAUWYR <text:span text:style-name="T9">&gt;117</text:span><text:span text:style-name="T10"> AND </text:span><text:span text:style-name="T10">Dec(Substr(</text:span><text:span text:style-name="T10">MAICDT,1,3</text:span><text:span text:style-name="T10">)) &lt;&gt; </text:span><text:span text:style-name="T10">MAUWYR</text:span>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36">
          <table:table-cell/>
          <table:table-cell office:value-type="string">
            <text:p>Select</text:p>
            <text:p>Distinct E5MANU,E5MASE,E5CNCD,E5M1CD,E5M0CD,E5GRII,E5SQTX,E5DJD1</text:p>
            <text:p>from ZSE5DF00 </text:p>
            <text:p>Where</text:p>
            <text:p>ZSE5DF00.E5SQTX &gt; '11705' and</text:p>
            <text:p>(ZSE5DF00.E5CNCD = ' ' or ZSE5DF00.E5CNCD = '0')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37">
          <table:table-cell/>
          <table:table-cell office:value-type="string">
            <text:p>Select <text:s text:c="8"/><text:s text:c="18"/><text:s text:c="18"/><text:s text:c="13"/></text:p>
            <text:p>Distinct E5MANU,E5MASE,E5CNCD,E5M1CD,E5M0CD,E5GRII,E5SQTX,E5DJD1</text:p>
            <text:p>from ZSE5DF00 <text:s text:c="3"/><text:s text:c="18"/><text:s text:c="18"/><text:s text:c="11"/></text:p>
            <text:p>where <text:s text:c="8"/><text:s text:c="18"/><text:s text:c="18"/><text:s text:c="14"/></text:p>
            <text:p>ZSE5DF00.E5SQTX = ' ' and ZSE5DF00.E5DJD1 <text:span text:style-name="T9">&gt; </text:span><text:span text:style-name="T9">'1170601'</text:span><text:span text:style-name="T10"> <text:s text:c="4"/></text:span><text:span text:style-name="T10"><text:s text:c="6"/></text:span>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0">
          <table:table-cell/>
          <table:table-cell office:value-type="string">
            <text:p>Select </text:p>
            <text:p>Distinct E0MANU,E0MASE,E0CVAC,E0FCRP,E0DJD1,E0UWYR,E0MJCD,E0MNCD,E0PNSN,E0BRNC,</text:p>
            <text:p>E0E0N1,E0E0N2,E0CNCD,E0DPCD,E0MABN,E0CYOR,E0MA1W,E0MA1V,E0MA2W, E0MA2V,E0MA3W,E0MA3V</text:p>
            <text:p>From ZSE0DF00</text:p>
            <text:p>Where </text:p>
            <text:p>ZSE0DF00.E0FCRP = 0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0">
          <table:table-cell/>
          <table:table-cell office:value-type="string">
            <text:p>Select </text:p>
            <text:p>Distinct E0MANU,E0MASE,E0CVAC,E0FCRP,E0DJD1,E0UWYR,E0MJCD,E0MNCD,E0PNSN,</text:p>
            <text:p>E0BRNC,E0E0N1,E0E0N2,E0CNCD,E0DPCD,E0MABN,E0CYOR,E0MA1W,E0MA1V,E0MA2W, </text:p>
            <text:p>E0MA2V,E0MA3W,E0MA3V From ZSE0DF00 Where </text:p>
            <text:p>ZSE0DF00.E0FCRP &gt; '11705' and</text:p>
            <text:p>(ZSE0DF00.E0CNCD = ' ' or ZSE0DF00.E0CNCD = '0' or</text:p>
            <text:p>ZSE0DF00.E0MABN = ' ' or ZSE0DF00.E0MABN = '0') 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1">
          <table:table-cell/>
          <table:table-cell office:value-type="string">
            <text:p>Select </text:p>
            <text:p>Distinct E0MANU,E0MASE,E0DJD1,E0FCRP,E1E1D1,E1E1D2,E0FANO</text:p>
            <text:p>From ZSE1DF00</text:p>
            <text:p>Inner Join ZSE0DF00 on</text:p>
            <text:p>ZSE1DF00.E1E0CD = ZSE0DF00.E0E0CD</text:p>
            <text:p>where</text:p>
            <text:p>ZSE0DF00.E0FCRP &gt; '11705' and</text:p>
            <text:p>ZSE0DF00.E0FANO = 0 and</text:p>
            <text:p>( ZSE1DF00.E1E1D1 = 0 or <text:s/>ZSE1DF00.E1E1D2 = 0)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2">
          <table:table-cell/>
          <table:table-cell office:value-type="string">
            <text:p>Select </text:p>
            <text:p>Distinct E0MANU,E0MASE,E0DJD1,E1E1D1,E1E1D2,E0FANO, E0FCRP</text:p>
            <text:p>From ZSE1DF00</text:p>
            <text:p>Inner Join ZSE0DF00 on</text:p>
            <text:p>ZSE1DF00.E1E0CD = ZSE0DF00.E0E0CD</text:p>
            <text:p>where</text:p>
            <text:p>ZSE0DF00.E0FCRP &gt; '11705' and</text:p>
            <text:p>(ZSE1DF00.E1E1D2 - ZSE1DF00.E1E1D1 &gt;= 900000)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3">
          <table:table-cell/>
          <table:table-cell office:value-type="string">
            <text:p>Select</text:p>
            <text:p>Distinct MAMANU,MAMASE,MAUWYR,MAMJCD,MAMNCD,MAPNSN,MABRNC,MADPCD,</text:p>
            <text:p>MAMABN,MACNCD,MACYOR,MAMA1W,MAMA1V,MAMA2W,MAMA2V,MAMA3W,MAMA3V,E0DJD1,E0FCRP</text:p>
            <text:p>From ZUMADF00</text:p>
            <text:p>Inner join ZSE0DF00 on</text:p>
            <text:p>ZUMADF00.MAMANU = ZSE0DF00.E0MANU and</text:p>
            <text:p>ZUMADF00.MAMASE = ZSE0DF00.E0MASE</text:p>
            <text:p>Where</text:p>
            <text:p>ZSE0DF00.E0FCRP &gt; '11705' and</text:p>
            <text:p>(ZUMADF00. MAMABN = ' ' or ZUMADF00.MAMABN = '0' or </text:p>
            <text:p>ZUMADF00. MACNCD = ' ' or ZUMADF00.MACNCD = '0'</text:p>
            <text:p>or ZUMADF00.MAUWYR = 0)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0">
          <table:table-cell/>
          <table:table-cell office:value-type="string">
            <text:p>SELECT * FROM zse5df00, zabldf00 WHERE E5mpnb = blmpnb and <text:s/></text:p>
            <text:p>ZSE5DF00.E5RXST in ('3','4') and ZABLDF00.BLOZCD = 'P&amp;L' and</text:p>
            <text:p>ZABLDF00.BLO0CD = 'BNK' and E5SQTX = 11705</text:p>
            <text:p>and BLMHCD in(</text:p>
            <text:p>'BCHGS',</text:p>
            <text:p>'SOCCY',</text:p>
            <text:p>'XDIFF')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37">
          <table:table-cell/>
          <table:table-cell office:value-type="string">
            <text:p>select *from zse5df00 where E5SQTX ='11705' and e5e0cd in (</text:p>
            <text:p>SELECT e2e0cd FROM zum0df00 , zse2df00 WHERE E2MANU =</text:p>
            <text:p>M0MANU and E2Mase = M0Mase and E2RKRS = M0RKRS and E2SDSQ = M0SDSQ</text:p>
            <text:p>and E2CVSQ = E2CVSQ and E2PRCO = 'USMARP' and</text:p>
            <text:p>M0EDSG in ( select MYEDSG from zumydf00 where MYCO07 = ' ' ))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4">
          <table:table-cell/>
          <table:table-cell office:value-type="string">
            <text:p>SELECT </text:p>
            <text:p>A.G0FANO, B.GPGSGN, B.GPMANU, B.GPMASE, B.GPGPSD, B.GPGPED,</text:p>
            <text:p>C.FAFAMR, c.fafadl, A.G0F3AC, A.G0F3OC, A.G0COCD, A.G0LECD,</text:p>
            <text:p>A.G0ACID, A.G0SBCD, A.G0TRLC, A.G0TRRF, A.G0G0TD, A.G0E0CD,</text:p>
            <text:p>A.G0G0PT, A.G0JBNM, A.G0WDJM, A.G0DJD1 FROM ZKG0DF00 a, Zugpdf00 b,</text:p>
            <text:p>Zkfadf00 C WHERE ((a.G0F3Mn = b.Gpmanu) and (a.g0f3ms = b.gpmase) </text:p>
            <text:p>and (a.G0fano= c.fafano) and (c.Fafadl &lt; b.gpgpsd or C.fafadl &gt;</text:p>
            <text:p>b.gpgped)) and a.G0F3RP &gt; '11705' and b.gpgpms = '1' and </text:p>
            <text:p>(b.gpmanu, b.gpmase) in (Select mamanu, mamase from zumadf00 </text:p>
            <text:p>where macncd like 'US%' and Mamapc like 'U%')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5">
          <table:table-cell/>
          <table:table-cell office:value-type="string">
            <text:p>Select * from ZSE5DF00 Inner Join ZABLDF00 on <text:s text:c="11"/></text:p>
            <text:p>E5MPNB = BLMPNB where BLB541 = 'BANK' and</text:p>
            <text:p>BLOZCD &lt;&gt; 'B/S' and BLO0CD = 'C' AND BLMHCD IN ('SCCY','EXCH') and E5SQTX &gt; 1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36">
          <table:table-cell/>
          <table:table-cell office:value-type="string">
            <text:p>Select * from ZPACDF00 </text:p>
          </table:table-cell>
          <table:table-cell table:style-name="ce56" office:value-type="float" office:value="11706">
            <text:p>11706</text:p>
          </table:table-cell>
          <table:table-cell table:style-name="ce58" office:value-type="float" office:value="11705">
            <text:p>11705</text:p>
          </table:table-cell>
          <table:table-cell office:value-type="string">
            <text:p>Future reporting period in ACFCRP</text:p>
          </table:table-cell>
          <table:table-cell office:value-type="string">
            <text:p>Future reporting period in ACFCRP(11706 for us005)</text:p>
          </table:table-cell>
          <table:table-cell table:number-columns-repeated="1018"/>
        </table:table-row>
        <table:table-row table:style-name="ro36">
          <table:table-cell/>
          <table:table-cell office:value-type="string">
            <text:p>Select * from ZAB8DF00 </text:p>
          </table:table-cell>
          <table:table-cell table:style-name="ce56" office:value-type="float" office:value="11706">
            <text:p>11706</text:p>
          </table:table-cell>
          <table:table-cell table:style-name="ce58" office:value-type="float" office:value="11705">
            <text:p>11705</text:p>
          </table:table-cell>
          <table:table-cell office:value-type="string">
            <text:p>Future reporting period <text:s/>in B8SQTX</text:p>
          </table:table-cell>
          <table:table-cell office:value-type="string">
            <text:p>Future reporting period in ACFCRP(11706 for us005)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<text:s/>SELECT * FROM GMIDCKDF </text:p>
          </table:table-cell>
          <table:table-cell table:style-name="ce56" office:value-type="string">
            <text:p>Y</text:p>
          </table:table-cell>
          <table:table-cell table:style-name="ce58" office:value-type="string">
            <text:p>Y</text:p>
          </table:table-cell>
          <table:table-cell office:value-type="string">
            <text:p>MISDWPROC should has 'Y'</text:p>
          </table:table-cell>
          <table:table-cell office:value-type="string">
            <text:p>N 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Select * from ZSE5DF00 where E5SQTX &gt;= '11705' and E5PRCO like</text:p>
            <text:p>'CA%' and E5MPNB not in (Select BLMPNB from ZABLDF00) <text:s/><text:s text:c="7"/>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table:style-name="ce50" office:value-type="string">
            <text:p>SELECT COUNT(*) FROM GMIUPRCF WHERE OCFCRP = 201705</text:p>
          </table:table-cell>
          <table:table-cell table:style-name="ce56" office:value-type="float" office:value="0">
            <text:p>0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SELECT COUNT(*) FROM GMIUPRDF WHERE OCFCRP = 201705 </text:p>
          </table:table-cell>
          <table:table-cell table:style-name="ce56" office:value-type="float" office:value="0">
            <text:p>0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table:style-name="ce50" office:value-type="string">
            <text:p>SELECT COUNT(*) FROM GMIUPREDF WHERE UPRXFCRP = 201705</text:p>
          </table:table-cell>
          <table:table-cell table:style-name="ce56" office:value-type="float" office:value="0">
            <text:p>0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table:style-name="ce50" office:value-type="string">
            <text:p>SELECT COUNT(*) FROM GPEPIXPF WHERE PISQTX = 20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table:style-name="ce50" office:value-type="string">
            <text:p>SELECT COUNT(*) FROM GPPIPXPF WHERE PISQTX = 20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table:style-name="ce50" office:value-type="string">
            <text:p>SELECT COUNT(*) FROM GPPIPTPF WHERE PTTPER = 20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/>
          <table:table-cell table:style-name="ce50" office:value-type="string">
            <text:p>SELECT COUNT(*) FROM GMIPIPHDP WHERE PISQTX = 20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19">
          <table:table-cell table:style-name="ce9"/>
          <table:table-cell table:style-name="ce51" office:value-type="string">
            <text:p>SELECT COUNT(*) FROM GMIUPRRF WHERE UCFCRP = 20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style-name="ce9" table:number-columns-repeated="1013"/>
          <table:table-cell table:number-columns-repeated="5"/>
        </table:table-row>
        <table:table-row table:style-name="ro19">
          <table:table-cell table:style-name="ce9"/>
          <table:table-cell table:style-name="ce51" office:value-type="string">
            <text:p>SELECT COUNT(*) FROM GMIUPRTF WHERE UCFCRP <text:s/>= 20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style-name="ce9" table:number-columns-repeated="1013"/>
          <table:table-cell table:number-columns-repeated="5"/>
        </table:table-row>
        <table:table-row table:style-name="ro19">
          <table:table-cell/>
          <table:table-cell table:style-name="ce50" office:value-type="string">
            <text:p>SELECT COUNT(*) FROM GMIPIPTDP WHERE PCFCRP = 201705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6">
          <table:table-cell/>
          <table:table-cell office:value-type="string">
            <text:p>SELECT MSEF14TP, MSEF14CD, MYCO14, MSEF15TP, MSEF15CD,</text:p>
            <text:p>MYC115 FROM GMIPTIDF WHERE E0MABN = 'US01' and <text:s text:c="2"/><text:s text:c="5"/></text:p>
            <text:p>MSEF14TP &lt;&gt; 'VAL4' and MSEF14CD &lt;&gt; 'AS' and <text:s text:c="2"/><text:s text:c="8"/></text:p>
            <text:p>MSEF15TP &lt;&gt; 'VAL4' and MSEF15CD &lt;&gt; 'CO' <text:s text:c="7"/><text:s text:c="7"/>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46">
          <table:table-cell/>
          <table:table-cell office:value-type="string">
            <text:p>SELECT MSEF14TP, MSEF14CD, MYCO14, MSEF15TP, MSEF15CD,</text:p>
            <text:p>MYC115 FROM GMIPTODF WHERE E0MABN = 'US01' and <text:s text:c="2"/><text:s text:c="5"/></text:p>
            <text:p>MSEF14TP &lt;&gt; 'VAL4' and MSEF14CD &lt;&gt; 'AS' and <text:s text:c="2"/><text:s text:c="8"/></text:p>
            <text:p>MSEF15TP &lt;&gt; 'VAL4' and MSEF15CD &lt;&gt; 'CO' <text:s text:c="7"/><text:s text:c="7"/>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office:value-type="string">
            <text:p>No records</text:p>
          </table:table-cell>
          <table:table-cell office:value-type="string">
            <text:p>MYCO14 = 230</text:p>
          </table:table-cell>
          <table:table-cell table:number-columns-repeated="1018"/>
        </table:table-row>
        <table:table-row table:style-name="ro37">
          <table:table-cell/>
          <table:table-cell table:style-name="ce52" office:value-type="string">
            <text:p><text:span text:style-name="T4">SELECT </text:span><text:span text:style-name="T4">MSEF14TP, </text:span><text:span text:style-name="T4">MSEF14CD, </text:span><text:span text:style-name="T4">MYCO14, </text:span><text:span text:style-name="T4">MSEF15TP, </text:span><text:span text:style-name="T4">MSEF15CD, </text:span><text:span text:style-name="T4">MYC115 </text:span><text:span text:style-name="T4">FROM</text:span></text:p>
            <text:p><text:span text:style-name="T4">GMIPTIDF </text:span><text:span text:style-name="T4">WHERE </text:span><text:span text:style-name="T4">E0MABN IN </text:span><text:span text:style-name="T4">('US01','US0</text:span><text:span text:style-name="T4">5,'CA01') </text:span><text:span text:style-name="T4">and </text:span><text:span text:style-name="T4">MYCO14 = ' </text:span><text:span text:style-name="T4">' and </text:span><text:span text:style-name="T4">MYC115 = ' ' </text:span>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office:value-type="string">
            <text:p>No records</text:p>
          </table:table-cell>
          <table:table-cell office:value-type="string">
            <text:p>MSEF14TP,MSEF14CD has records VAL4 and A1</text:p>
          </table:table-cell>
          <table:table-cell table:number-columns-repeated="1018"/>
        </table:table-row>
        <table:table-row table:style-name="ro19">
          <table:table-cell/>
          <table:table-cell table:style-name="ce52" office:value-type="string">
            <text:p><text:span text:style-name="T4">SELECT </text:span><text:span text:style-name="T4">MSEF14TP, </text:span><text:span text:style-name="T4">MSEF14CD, </text:span><text:span text:style-name="T4">MYCO14, </text:span><text:span text:style-name="T4">MSEF15TP, </text:span><text:span text:style-name="T4">MSEF15CD, </text:span><text:span text:style-name="T4">MYC115 </text:span><text:span text:style-name="T4">FROM</text:span></text:p>
            <text:p><text:span text:style-name="T4">GMIPTODF </text:span><text:span text:style-name="T4">WHERE </text:span><text:span text:style-name="T4">E0MABN = </text:span><text:span text:style-name="T4">'US01' and </text:span><text:span text:style-name="T4">MYCO14 = ' </text:span><text:span text:style-name="T4">' and </text:span><text:span text:style-name="T4">MYC115 = ' ' </text:span><text:span text:style-name="T4"><text:s/></text:span></text:p>
          </table:table-cell>
          <table:table-cell table:style-name="ce56" office:value-type="string">
            <text:p>No records</text:p>
          </table:table-cell>
          <table:table-cell table:style-name="ce58" office:value-type="string">
            <text:p>No records</text:p>
          </table:table-cell>
          <table:table-cell table:number-columns-repeated="2" office:value-type="string">
            <text:p>No records</text:p>
          </table:table-cell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frame table:end-cell-address="'Pre- sanity'.B56" table:end-x="5.213cm" table:end-y="0.293cm" draw:z-index="0" draw:name="Picture 1" draw:style-name="gr1" draw:text-style-name="P1" svg:width="3.44cm" svg:height="1.247cm" svg:x="1.773cm" svg:y="0.116cm">
              <draw:image xlink:href="Pictures/20000011000011F000000771AA64B264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ther than Canada 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frame table:end-cell-address="'Pre- sanity'.B61" table:end-x="4.815cm" table:end-y="0.303cm" draw:z-index="1" draw:name="Object 2" draw:style-name="gr1" draw:text-style-name="P1" svg:width="2.54cm" svg:height="1.765cm" svg:x="2.275cm" svg:y="0.102cm">
              <draw:image xlink:href="Pictures/2000001A00000D3F000009EB5D139495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MIS Extract Full process</text:p>
          </table:table-cell>
          <table:table-cell table:number-columns-repeated="1022"/>
        </table:table-row>
        <table:table-row table:style-name="ro8" table:number-rows-repeated="104851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xtract" table:style-name="ta3" table:print="false">
        <office:forms form:automatic-focus="false" form:apply-design-mode="false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8" table:number-columns-repeated="1018" table:default-cell-style-name="ce27"/>
        <table:table-row table:style-name="ro25">
          <table:table-cell table:style-name="ce25"/>
          <table:table-cell table:style-name="ce29" office:value-type="string">
            <text:p>FULL REFRESH:</text:p>
          </table:table-cell>
          <table:table-cell table:style-name="ce36" table:number-columns-repeated="3"/>
          <table:table-cell table:style-name="ce25" table:number-columns-repeated="1019"/>
        </table:table-row>
        <table:table-row table:style-name="ro25">
          <table:table-cell table:style-name="ce25"/>
          <table:table-cell table:style-name="ce30" office:value-type="string">
            <text:p>Queries</text:p>
          </table:table-cell>
          <table:table-cell table:style-name="ce36" office:value-type="string">
            <text:p>SS5</text:p>
          </table:table-cell>
          <table:table-cell table:style-name="ce36" office:value-type="string">
            <text:p>SS1</text:p>
          </table:table-cell>
          <table:table-cell table:style-name="ce36" office:value-type="string">
            <text:p>SS2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1" office:value-type="string">
            <text:p>DSPDTAARA DTAARA(*LIBL/GMIINCRYN) </text:p>
          </table:table-cell>
          <table:table-cell table:number-columns-repeated="3" table:style-name="ce37" office:value-type="string">
            <text:p>N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2" office:value-type="string">
            <text:p>DSPDTAARA DTAARA(*LIBL/GMIPINCRYN)</text:p>
          </table:table-cell>
          <table:table-cell table:number-columns-repeated="3" table:style-name="ce37" office:value-type="string">
            <text:p>N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2" office:value-type="string">
            <text:p>DSPDTAARA DTAARA(*LIBL/GMIDISTLST) </text:p>
          </table:table-cell>
          <table:table-cell table:number-columns-repeated="2" table:style-name="ce37" office:value-type="string">
            <text:p><text:s/>'MISDEVELOPMENT@ALLIANZGCS.COM ' </text:p>
          </table:table-cell>
          <table:table-cell table:style-name="ce37" office:value-type="string">
            <text:p><text:a xlink:href="mailto:'MISDEVELOPMENT@ALLIANZGCS.COM">'MISDEVELOPMENT@ALLIANZGCS.COM</text:a>'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2" office:value-type="string">
            <text:p>DSPDTAARA DTAARA(*LIBL/GMIGENLIB) </text:p>
          </table:table-cell>
          <table:table-cell table:style-name="ce37" office:value-type="string">
            <text:p><text:s/>'GMISUDTA5A'</text:p>
          </table:table-cell>
          <table:table-cell table:style-name="ce37" office:value-type="string">
            <text:p>'GMISUDTA1A'</text:p>
          </table:table-cell>
          <table:table-cell table:style-name="ce37" office:value-type="string">
            <text:p>'GMISUDTA2A'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2" office:value-type="string">
            <text:p>DSPDTAARA DTAARA(*LIBL/GMIGPGLIB) </text:p>
          </table:table-cell>
          <table:table-cell table:style-name="ce37" office:value-type="string">
            <text:p>'GMISUDTA5C'</text:p>
          </table:table-cell>
          <table:table-cell table:style-name="ce37" office:value-type="string">
            <text:p>'GMISUDTA1C'</text:p>
          </table:table-cell>
          <table:table-cell table:style-name="ce37" office:value-type="string">
            <text:p>'GMISUDTA2C'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2" office:value-type="string">
            <text:p>DSPDTAARA DTAARA(*LIBL/GMILCLLIB) </text:p>
          </table:table-cell>
          <table:table-cell table:style-name="ce37" office:value-type="string">
            <text:p>'GMISUDTA5B' </text:p>
          </table:table-cell>
          <table:table-cell table:style-name="ce37" office:value-type="string">
            <text:p>'GMISUDTA1B'</text:p>
          </table:table-cell>
          <table:table-cell table:style-name="ce37" office:value-type="string">
            <text:p>'GMISUDTA2B'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2" office:value-type="string">
            <text:p>DSPDTAARA DTAARA(*LIBL/GMIMISLIB) </text:p>
          </table:table-cell>
          <table:table-cell table:style-name="ce37" office:value-type="string">
            <text:p>'GMISUDTA5 ' </text:p>
          </table:table-cell>
          <table:table-cell table:style-name="ce37" office:value-type="string">
            <text:p>'GMISUDTA1</text:p>
          </table:table-cell>
          <table:table-cell table:style-name="ce37" office:value-type="string">
            <text:p>GMISUDTA2'</text:p>
          </table:table-cell>
          <table:table-cell table:style-name="ce25" table:number-columns-repeated="1019"/>
        </table:table-row>
        <table:table-row table:style-name="ro25">
          <table:table-cell table:style-name="ce25"/>
          <table:table-cell table:style-name="ce32" office:value-type="string">
            <text:p>DSPDTAARA DTAARA(*LIBL/GMISRCSYS) 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25" table:number-columns-repeated="1019"/>
        </table:table-row>
        <table:table-row table:style-name="ro24">
          <table:table-cell table:style-name="ce26" table:number-columns-repeated="6"/>
          <table:table-cell table:style-name="ce25" table:number-columns-repeated="1018"/>
        </table:table-row>
        <table:table-row table:style-name="ro25">
          <table:table-cell table:style-name="ce26"/>
          <table:table-cell table:style-name="ce33" office:value-type="string">
            <text:p>ADDLIBLE LIB(HIGHMOM) POSITION(*LAST)</text:p>
          </table:table-cell>
          <table:table-cell table:style-name="ce33" table:number-columns-repeated="3"/>
          <table:table-cell table:style-name="ce26"/>
          <table:table-cell table:style-name="ce25" table:number-columns-repeated="1018"/>
        </table:table-row>
        <table:table-row table:style-name="ro24">
          <table:table-cell table:style-name="ce26" table:number-columns-repeated="6"/>
          <table:table-cell table:number-columns-repeated="1018"/>
        </table:table-row>
        <table:table-row table:style-name="ro26">
          <table:table-cell table:style-name="ce26"/>
          <table:table-cell table:style-name="ce33" office:value-type="string">
            <text:p>SBMJOB CMD(CALL PGM(CHKSRCID) PARM('U')) <text:s/>JOB(CHKSRCID) <text:s/>JOBQ(MULTIPLE)</text:p>
            <text:p><text:s text:c="7"/>LOG(4 0 *MSG) <text:s text:c="50"/></text:p>
          </table:table-cell>
          <table:table-cell table:style-name="ce33" office:value-type="string">
            <text:p>Job 272590/SAFANAA/CHKSRCID</text:p>
            <text:p>started on 24/05/17 at 11:05:16</text:p>
          </table:table-cell>
          <table:table-cell table:style-name="ce33" office:value-type="string">
            <text:p>Job 272611/SAFANAA/CHKSRCID</text:p>
            <text:p>started on 24/05/17 at 11:09:07</text:p>
          </table:table-cell>
          <table:table-cell table:style-name="ce33" office:value-type="string">
            <text:p>Job 272632/SAFANAA/CHKSRCID</text:p>
            <text:p>started on 24/05/17 at 11:12:28</text:p>
          </table:table-cell>
          <table:table-cell table:style-name="ce26"/>
          <table:table-cell table:number-columns-repeated="1018"/>
        </table:table-row>
        <table:table-row table:style-name="ro24">
          <table:table-cell table:style-name="ce26" table:number-columns-repeated="6"/>
          <table:table-cell table:number-columns-repeated="1018"/>
        </table:table-row>
        <table:table-row table:style-name="ro26">
          <table:table-cell table:style-name="ce26"/>
          <table:table-cell table:style-name="ce34" office:value-type="string">
            <text:p>SBMJOB CMD(CALL PGM(CHKLFS) PARM('U')) JOB(CHKLFS) JOBQ(MULTIPLE)</text:p>
          </table:table-cell>
          <table:table-cell table:style-name="ce33" office:value-type="string">
            <text:p>Job 272593/SAFANAA/CHKLFS</text:p>
            <text:p>started on 24/05/17 at 11:06:08</text:p>
            <text:p>ended on 24/05/17 at 11:06:26</text:p>
          </table:table-cell>
          <table:table-cell table:style-name="ce33" office:value-type="string">
            <text:p>Job 272613/SAFANAA/CHKLFS</text:p>
            <text:p>started on 24/05/17 at 11:09:48</text:p>
            <text:p>ended on 24/05/17 at 11:09:51</text:p>
          </table:table-cell>
          <table:table-cell table:style-name="ce33" office:value-type="string">
            <text:p>Job 272633/SAFANAA/CHKLFS </text:p>
            <text:p><text:s/>started on 24/05/17 at 11:13:02</text:p>
            <text:p>ended on 24/05/17 at 11:13:05</text:p>
          </table:table-cell>
          <table:table-cell table:style-name="ce26"/>
          <table:table-cell table:number-columns-repeated="1018"/>
        </table:table-row>
        <table:table-row table:style-name="ro24">
          <table:table-cell table:style-name="ce26" table:number-columns-repeated="6"/>
          <table:table-cell table:number-columns-repeated="1018"/>
        </table:table-row>
        <table:table-row table:style-name="ro27">
          <table:table-cell table:style-name="ce26"/>
          <table:table-cell table:style-name="ce33" office:value-type="string">
            <text:p>SBMJOB CMD(CALL PGM(GMICTL01C)) <text:s text:c="16"/></text:p>
            <text:p><text:s text:c="12"/>JOB(GMISU5) <text:s text:c="24"/></text:p>
            <text:p><text:s text:c="12"/>JOBD(GMISUDTA5/MISEXTJOBD) <text:s text:c="9"/></text:p>
            <text:p><text:s text:c="12"/>JOBQ(QGPL/MULTIPLE) <text:s/>CURLIB(*CRTDFT)</text:p>
            <text:p><text:s text:c="12"/>INLLIBL(*JOBD) <text:s text:c="21"/></text:p>
          </table:table-cell>
          <table:table-cell table:style-name="ce33" office:value-type="string">
            <text:p>Job 272596/SAFANAA/GMISU5</text:p>
          </table:table-cell>
          <table:table-cell table:style-name="ce33" office:value-type="string">
            <text:p>started on 24/05/17 at 11:07:31</text:p>
          </table:table-cell>
          <table:table-cell table:style-name="ce33" office:value-type="string">
            <text:p>Ended on 25/05/17 at 07:37:12.</text:p>
          </table:table-cell>
          <table:table-cell table:style-name="ce26" office:value-type="string">
            <text:p>at</text:p>
          </table:table-cell>
          <table:table-cell office:value-type="string">
            <text:p>07:37:12</text:p>
          </table:table-cell>
          <table:table-cell table:number-columns-repeated="1017"/>
        </table:table-row>
        <table:table-row table:style-name="ro24">
          <table:table-cell table:style-name="ce26" table:number-columns-repeated="6"/>
          <table:table-cell table:number-columns-repeated="1018"/>
        </table:table-row>
        <table:table-row table:style-name="ro28">
          <table:table-cell table:style-name="ce26"/>
          <table:table-cell table:style-name="ce33" office:value-type="string">
            <text:p><text:span text:style-name="T5">SBMJOB CMD(CALL PGM(GMICTL01C)) <text:s text:c="2"/></text:span></text:p>
            <text:p><text:span text:style-name="T5"><text:s text:c="12"/></text:span><text:span text:style-name="T5">JOB(GMISU1) <text:s text:c="11"/></text:span></text:p>
            <text:p><text:span text:style-name="T5"><text:s text:c="12"/></text:span><text:span text:style-name="T5">JOBD(GMISUDTA1/MISEXTJOBD )</text:span></text:p>
            <text:p><text:span text:style-name="T5"><text:s text:c="12"/></text:span><text:span text:style-name="T5">JOBQ(QGPL/MULTIPLE) <text:s/>CURLIB(*CRTDFT) <text:s text:c="5"/></text:span></text:p>
            <text:p><text:span text:style-name="T5"><text:s text:c="12"/></text:span><text:span text:style-name="T5">INLLIBL(*JOBD) <text:s text:c="5"/></text:span></text:p>
            <text:p><text:span text:style-name="T5"/></text:p>
          </table:table-cell>
          <table:table-cell table:style-name="ce33" office:value-type="string">
            <text:p>Job 272615/SAFANAA/GMISU1</text:p>
          </table:table-cell>
          <table:table-cell table:style-name="ce33" office:value-type="string">
            <text:p>started on 24/05/17 at 11:10:46</text:p>
          </table:table-cell>
          <table:table-cell table:style-name="ce33" office:value-type="string">
            <text:p>Ended on 24/05/17 at 13:01:11</text:p>
          </table:table-cell>
          <table:table-cell table:style-name="ce26"/>
          <table:table-cell table:number-columns-repeated="1018"/>
        </table:table-row>
        <table:table-row table:style-name="ro24">
          <table:table-cell table:style-name="ce26" table:number-columns-repeated="6"/>
          <table:table-cell table:number-columns-repeated="1018"/>
        </table:table-row>
        <table:table-row table:style-name="ro29">
          <table:table-cell table:style-name="ce26"/>
          <table:table-cell table:style-name="ce33" office:value-type="string">
            <text:p>SBMJOB CMD(CALL PGM(GMICTL01C)) <text:s text:c="31"/></text:p>
            <text:p><text:s text:c="18"/>JOB(GMISU2) <text:s text:c="36"/></text:p>
            <text:p><text:s text:c="24"/>JOBD(GMISUDTA2/MISEXTJOBD ) <text:s text:c="14"/></text:p>
            <text:p><text:s text:c="30"/>JOBQ(QGPL/MULTIPLE) <text:s/>CURLIB(*CRTDFT)</text:p>
            <text:p><text:s text:c="36"/>INLLIBL(*JOBD) <text:s text:c="15"/></text:p>
          </table:table-cell>
          <table:table-cell table:style-name="ce33" office:value-type="string">
            <text:p>Job 272635/SAFANAA/GMISU2</text:p>
          </table:table-cell>
          <table:table-cell table:style-name="ce33" office:value-type="string">
            <text:p>started on 24/05/17 at 11:13:55</text:p>
          </table:table-cell>
          <table:table-cell table:style-name="ce33" office:value-type="string">
            <text:p>Ended on24/05/17 at 13:13:39</text:p>
          </table:table-cell>
          <table:table-cell table:style-name="ce26"/>
          <table:table-cell table:number-columns-repeated="1018"/>
        </table:table-row>
        <table:table-row table:style-name="ro24">
          <table:table-cell table:style-name="ce26" table:number-columns-repeated="6"/>
          <table:table-cell table:number-columns-repeated="1018"/>
        </table:table-row>
        <table:table-row table:style-name="ro24" table:number-rows-repeated="11">
          <table:table-cell table:number-columns-repeated="1024"/>
        </table:table-row>
        <table:table-row table:style-name="ro24" table:number-rows-repeated="2">
          <table:table-cell table:number-columns-repeated="2"/>
          <table:table-cell table:style-name="ce38"/>
          <table:table-cell table:number-columns-repeated="1021"/>
        </table:table-row>
        <table:table-row table:style-name="ro24" table:number-rows-repeated="28">
          <table:table-cell table:number-columns-repeated="1024"/>
        </table:table-row>
        <table:table-row table:style-name="ro24">
          <table:table-cell/>
          <table:table-cell table:style-name="ce25"/>
          <table:table-cell table:number-columns-repeated="1022"/>
        </table:table-row>
        <table:table-row table:style-name="ro24" table:number-rows-repeated="2">
          <table:table-cell table:number-columns-repeated="1024"/>
        </table:table-row>
        <table:table-row table:style-name="ro10">
          <table:table-cell/>
          <table:table-cell table:style-name="ce35" table:number-columns-spanned="15" table:number-rows-spanned="1"/>
          <table:covered-table-cell table:number-columns-repeated="14" table:style-name="ce25"/>
          <table:table-cell table:number-columns-repeated="1008"/>
        </table:table-row>
        <table:table-row table:style-name="ro10" table:number-rows-repeated="12">
          <table:table-cell table:number-columns-repeated="1024"/>
        </table:table-row>
        <table:table-row table:style-name="ro10">
          <table:table-cell table:style-name="ce28" table:number-columns-repeated="1024"/>
        </table:table-row>
        <table:table-row table:style-name="ro10" table:number-rows-repeated="104849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st_Sanity" table:style-name="ta5" table:print="false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3" table:number-columns-repeated="1019" table:default-cell-style-name="ce11"/>
        <table:table-column table:style-name="co23" table:default-cell-style-name="Default"/>
        <table:table-row table:style-name="ro5">
          <table:table-cell table:style-name="ce39" office:value-type="string">
            <text:p>Queries</text:p>
          </table:table-cell>
          <table:table-cell table:style-name="ce39" office:value-type="string">
            <text:p>SS1</text:p>
          </table:table-cell>
          <table:table-cell table:style-name="ce39" office:value-type="string">
            <text:p>SS2</text:p>
          </table:table-cell>
          <table:table-cell table:style-name="ce39" office:value-type="string">
            <text:p>SS5</text:p>
          </table:table-cell>
          <table:table-cell table:style-name="ce9" table:number-columns-repeated="1019"/>
          <table:table-cell table:style-name="ce45"/>
        </table:table-row>
        <table:table-row table:style-name="ro30">
          <table:table-cell table:style-name="ce40" office:value-type="string">
            <text:p>Select * from GMIUPRTF </text:p>
          </table:table-cell>
          <table:table-cell table:number-columns-repeated="2" table:style-name="ce40" office:value-type="string">
            <text:p>No record for 201705</text:p>
          </table:table-cell>
          <table:table-cell table:style-name="ce40" office:value-type="string">
            <text:p>201705(US64)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* FROM GMIUPRCF <text:s/>(GG,G2,US)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float" office:value="1442320">
            <text:p>1442320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* FROM GMIPIPDP (GG only)</text:p>
          </table:table-cell>
          <table:table-cell table:number-columns-repeated="2" table:style-name="ce40" office:value-type="string">
            <text:p>Nill</text:p>
          </table:table-cell>
          <table:table-cell table:style-name="ce40" office:value-type="float" office:value="2670012">
            <text:p>2670012</text:p>
          </table:table-cell>
          <table:table-cell table:number-columns-repeated="1020"/>
        </table:table-row>
        <table:table-row table:style-name="ro30">
          <table:table-cell table:style-name="ce40" office:value-type="string">
            <text:p>SELECT * FROM GMIPIPTDP (GG only)</text:p>
          </table:table-cell>
          <table:table-cell table:number-columns-repeated="2" table:style-name="ce40" office:value-type="string">
            <text:p>Nill</text:p>
          </table:table-cell>
          <table:table-cell table:style-name="ce40" office:value-type="string">
            <text:p>165(ALL)</text:p>
            <text:p>33(201705)</text:p>
          </table:table-cell>
          <table:table-cell table:number-columns-repeated="1020"/>
        </table:table-row>
        <table:table-row table:style-name="ro30">
          <table:table-cell table:style-name="ce40" office:value-type="string">
            <text:p>SELECT * FROM GMIUPREDF 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106268464</text:p>
            <text:p>252768(only 201705)</text:p>
          </table:table-cell>
          <table:table-cell table:number-columns-repeated="1020"/>
        </table:table-row>
        <table:table-row table:style-name="ro30">
          <table:table-cell table:style-name="ce40" office:value-type="string">
            <text:p>SELECT * FROM GMIUPRDF <text:s/>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180579588</text:p>
            <text:p>1442320(only 201705)</text:p>
          </table:table-cell>
          <table:table-cell table:number-columns-repeated="1020"/>
        </table:table-row>
        <table:table-row table:style-name="ro5">
          <table:table-cell table:style-name="ce40" office:value-type="string">
            <text:p>SELECT * FROM GMINIVDF WHERE RTRIM(NINACD) IS NULL </text:p>
          </table:table-cell>
          <table:table-cell table:number-columns-repeated="3" table:style-name="ce40" office:value-type="string">
            <text:p>No records</text:p>
          </table:table-cell>
          <table:table-cell table:number-columns-repeated="1020"/>
        </table:table-row>
        <table:table-row table:style-name="ro5">
          <table:table-cell table:style-name="ce40" office:value-type="string">
            <text:p>SELECT * FROM GMINAXDF WHERE RTRIM(NANACD) IS NULL </text:p>
          </table:table-cell>
          <table:table-cell table:number-columns-repeated="3" table:style-name="ce40" office:value-type="string">
            <text:p>No records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RCROWCNT FROM GMIRECDF where RCSTGTBL='NameInvolvements' </text:p>
          </table:table-cell>
          <table:table-cell table:style-name="ce40" office:value-type="float" office:value="2831016">
            <text:p>2831016</text:p>
          </table:table-cell>
          <table:table-cell table:style-name="ce40" office:value-type="float" office:value="873395">
            <text:p>873395</text:p>
          </table:table-cell>
          <table:table-cell table:style-name="ce40" office:value-type="float" office:value="14318555">
            <text:p>14318555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RCROWCNT FROM GMIRECDF where RCSTGTBL='GeneralLedger' </text:p>
          </table:table-cell>
          <table:table-cell table:style-name="ce40" office:value-type="float" office:value="1932565">
            <text:p>1932565</text:p>
          </table:table-cell>
          <table:table-cell table:style-name="ce40" office:value-type="float" office:value="1460731">
            <text:p>1460731</text:p>
          </table:table-cell>
          <table:table-cell table:style-name="ce40" office:value-type="float" office:value="69482141">
            <text:p>69482141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* FROM GMIDCKDF</text:p>
          </table:table-cell>
          <table:table-cell table:number-columns-repeated="2" table:style-name="ce40" office:value-type="string">
            <text:p>yes</text:p>
          </table:table-cell>
          <table:table-cell table:style-name="ce44" office:value-type="string">
            <text:p>FLAG HAS NOT CHANGED TO Y</text:p>
          </table:table-cell>
          <table:table-cell table:number-columns-repeated="1020"/>
        </table:table-row>
        <table:table-row table:style-name="ro30">
          <table:table-cell table:style-name="ce40" office:value-type="string">
            <text:p>SELECT * FROM GPEPIXPF 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45417288 </text:p>
            <text:p>2739610(only for 201705)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COUNT(*) FROM GPPIPEPF WHERE PISQTX = 201705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float" office:value="522914">
            <text:p>522914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COUNT(*) FROM GPPPEOPF <text:s/>WHERE PISQTX = 201705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float" office:value="523501">
            <text:p>523501</text:p>
          </table:table-cell>
          <table:table-cell table:number-columns-repeated="1020"/>
        </table:table-row>
        <table:table-row table:style-name="ro31">
          <table:table-cell table:style-name="ce40" office:value-type="string">
            <text:p>SELECT COUNT(*) FROM GPPPEIPF <text:s/>WHERE PISQTX = 201705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float" office:value="522914">
            <text:p>522914</text:p>
          </table:table-cell>
          <table:table-cell table:number-columns-repeated="1020"/>
        </table:table-row>
        <table:table-row table:style-name="ro32">
          <table:table-cell table:style-name="ce41" office:value-type="string">
            <text:p>SELECT MSEF14TP, MSEF14CD, MYCO14, MSEF15TP, MSEF15CD,</text:p>
            <text:p>MYC115 FROM GMIPTIDF WHERE E0MABN = 'US01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3" table:style-name="ce41" office:value-type="string">
            <text:p>No records</text:p>
          </table:table-cell>
          <table:table-cell table:number-columns-repeated="1020"/>
        </table:table-row>
        <table:table-row table:style-name="ro32">
          <table:table-cell table:style-name="ce41" office:value-type="string">
            <text:p>SELECT MSEF14TP, MSEF14CD, MYCO14, MSEF15TP, MSEF15CD,</text:p>
            <text:p>MYC115 FROM GMIPTIDF WHERE E0MABN = 'US05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3" table:style-name="ce41" office:value-type="string">
            <text:p>No records</text:p>
          </table:table-cell>
          <table:table-cell table:number-columns-repeated="1020"/>
        </table:table-row>
        <table:table-row table:style-name="ro32">
          <table:table-cell table:style-name="ce41" office:value-type="string">
            <text:p>SELECT MSEF14TP, MSEF14CD, MYCO14, MSEF15TP, MSEF15CD,</text:p>
            <text:p>MYC115 FROM GMIPTIDF WHERE E0MABN = 'CA01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2" table:style-name="ce41" office:value-type="string">
            <text:p>No records</text:p>
          </table:table-cell>
          <table:table-cell table:style-name="ce41" office:value-type="string">
            <text:p>28</text:p>
            <text:p>CAENGP</text:p>
            <text:p>CAARTP</text:p>
            <text:p>CAMARP</text:p>
          </table:table-cell>
          <table:table-cell table:number-columns-repeated="1020"/>
        </table:table-row>
        <table:table-row table:style-name="ro32">
          <table:table-cell table:style-name="ce41" office:value-type="string">
            <text:p>SELECT MSEF14TP, MSEF14CD, MYCO14, MSEF15TP, MSEF15CD,</text:p>
            <text:p>MYC115 FROM GMIPTIDF WHERE E0MABN = 'US64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2" table:style-name="ce41" office:value-type="string">
            <text:p>No records</text:p>
          </table:table-cell>
          <table:table-cell table:style-name="ce41" office:value-type="string">
            <text:p>1211</text:p>
            <text:p>USMARP</text:p>
          </table:table-cell>
          <table:table-cell table:number-columns-repeated="1020"/>
        </table:table-row>
        <table:table-row table:style-name="ro32">
          <table:table-cell table:style-name="ce40" office:value-type="string">
            <text:p>SELECT MSEF14TP, MSEF14CD, MYCO14, MSEF15TP, MSEF15CD,</text:p>
            <text:p>MYC115 FROM GMIPTODF WHERE E0MABN = 'US01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<text:s text:c="11"/>US01 <text:s text:c="5"/>U1XL01</text:p>
          </table:table-cell>
          <table:table-cell table:number-columns-repeated="1020"/>
        </table:table-row>
        <table:table-row table:style-name="ro32">
          <table:table-cell table:style-name="ce40" office:value-type="string">
            <text:p>SELECT MSEF14TP, MSEF14CD, MYCO14, MSEF15TP, MSEF15CD,</text:p>
            <text:p>MYC115 FROM GMIPTODF WHERE E0MABN = 'US05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3" table:style-name="ce40" office:value-type="string">
            <text:p>No records</text:p>
          </table:table-cell>
          <table:table-cell table:number-columns-repeated="1020"/>
        </table:table-row>
        <table:table-row table:style-name="ro32">
          <table:table-cell table:style-name="ce40" office:value-type="string">
            <text:p>SELECT MSEF14TP, MSEF14CD, MYCO14, MSEF15TP, MSEF15CD,</text:p>
            <text:p>MYC115 FROM GMIPTODF WHERE E0MABN = 'CA01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<text:s text:c="6"/>CA01 <text:s text:c="5"/>CAENGP</text:p>
            <text:p><text:s text:c="6"/>CA01 <text:s text:c="5"/>CAARTP</text:p>
            <text:p><text:s text:c="7"/>CA01 <text:s text:c="5"/>CAMARP</text:p>
            <text:p>CA01 <text:s text:c="11"/></text:p>
          </table:table-cell>
          <table:table-cell table:number-columns-repeated="1020"/>
        </table:table-row>
        <table:table-row table:style-name="ro32">
          <table:table-cell table:style-name="ce40" office:value-type="string">
            <text:p>SELECT MSEF14TP, MSEF14CD, MYCO14, MSEF15TP, MSEF15CD,</text:p>
            <text:p>MYC115 FROM GMIPTODF WHERE E0MABN = 'US64' and <text:s text:c="7"/></text:p>
            <text:p>MSEF14TP &lt;&gt; 'VAL4' and MSEF14CD &lt;&gt; 'AS' and <text:s text:c="10"/></text:p>
            <text:p>MSEF15TP &lt;&gt; 'VAL4' and MSEF15CD &lt;&gt; 'CO' <text:s text:c="14"/></text:p>
          </table:table-cell>
          <table:table-cell table:number-columns-repeated="3" table:style-name="ce40" office:value-type="string">
            <text:p>No records</text:p>
          </table:table-cell>
          <table:table-cell table:number-columns-repeated="1020"/>
        </table:table-row>
        <table:table-row table:style-name="ro30">
          <table:table-cell table:style-name="ce42" office:value-type="string">
            <text:p><text:span text:style-name="T6">SELECT MSEF14TP, MSEF14CD, MYCO14, MSEF15TP, MSEF15CD, MYC115 FROM</text:span></text:p>
            <text:p><text:span text:style-name="T6">GMIPTIDF WHERE E0MABN = 'US01' and MYCO14 = ' ' and MYC115 = ' ' </text:span></text:p>
          </table:table-cell>
          <table:table-cell table:number-columns-repeated="2" table:style-name="ce42" office:value-type="string">
            <text:p>No records</text:p>
          </table:table-cell>
          <table:table-cell table:style-name="ce42" office:value-type="string">
            <text:p>US01 <text:s text:c="5"/>U1MARP</text:p>
          </table:table-cell>
          <table:table-cell table:number-columns-repeated="1020"/>
        </table:table-row>
        <table:table-row table:style-name="ro30">
          <table:table-cell table:style-name="ce42" office:value-type="string">
            <text:p><text:span text:style-name="T6">SELECT MSEF14TP, MSEF14CD, MYCO14, MSEF15TP, MSEF15CD, MYC115 FROM</text:span></text:p>
            <text:p><text:span text:style-name="T6">GMIPTIDF WHERE E0MABN = 'US05' and MYCO14 = ' ' and MYC115 = ' ' </text:span></text:p>
          </table:table-cell>
          <table:table-cell table:number-columns-repeated="2" table:style-name="ce42" office:value-type="string">
            <text:p>No records</text:p>
          </table:table-cell>
          <table:table-cell table:style-name="ce42" office:value-type="string">
            <text:p>US05 <text:s text:c="5"/>U5MARP</text:p>
          </table:table-cell>
          <table:table-cell table:number-columns-repeated="1020"/>
        </table:table-row>
        <table:table-row table:style-name="ro32">
          <table:table-cell table:style-name="ce42" office:value-type="string">
            <text:p><text:span text:style-name="T6">SELECT MSEF14TP, MSEF14CD, MYCO14, MSEF15TP, MSEF15CD, MYC115 FROM</text:span></text:p>
            <text:p><text:span text:style-name="T6">GMIPTIDF WHERE E0MABN = 'CA01' and MYCO14 = ' ' and MYC115 = ' ' </text:span></text:p>
          </table:table-cell>
          <table:table-cell table:number-columns-repeated="2" table:style-name="ce42" office:value-type="string">
            <text:p>No records</text:p>
          </table:table-cell>
          <table:table-cell table:style-name="ce42" office:value-type="string">
            <text:p>CA01 <text:s text:c="5"/>CAENGP</text:p>
            <text:p>CA01 <text:s text:c="5"/>CAARTP</text:p>
            <text:p>CA01 <text:s text:c="5"/>CAMARP</text:p>
            <text:p>CA01 <text:s text:c="5"/>CAENRP</text:p>
          </table:table-cell>
          <table:table-cell table:number-columns-repeated="1020"/>
        </table:table-row>
        <table:table-row table:style-name="ro30">
          <table:table-cell table:style-name="ce43" office:value-type="string">
            <text:p><text:span text:style-name="T6">SELECT MSEF14TP, MSEF14CD, MYCO14, MSEF15TP, MSEF15CD, MYC115 FROM</text:span></text:p>
            <text:p><text:span text:style-name="T6">GMIPTIDF WHERE E0MABN = 'US64' and MYCO14 = ' ' and MYC115 = ' ' </text:span></text:p>
          </table:table-cell>
          <table:table-cell table:number-columns-repeated="2" table:style-name="ce42" office:value-type="string">
            <text:p>No records</text:p>
          </table:table-cell>
          <table:table-cell table:style-name="ce42" office:value-type="string">
            <text:p>US64 <text:s text:c="5"/>USMARP</text:p>
          </table:table-cell>
          <table:table-cell table:number-columns-repeated="1020"/>
        </table:table-row>
        <table:table-row table:style-name="ro33">
          <table:table-cell table:style-name="ce40" office:value-type="string">
            <text:p><text:span text:style-name="T4">SELECT MSEF14TP, MSEF14CD, MYCO14, MSEF15TP, MSEF15CD, MYC115 FROM</text:span></text:p>
            <text:p><text:span text:style-name="T4">GMIPTODF WHERE E0MABN = 'US01' and MYCO14 = ' ' and MYC115 = ' ' <text:s/></text:span>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US01 <text:s text:c="5"/>U1XL01</text:p>
          </table:table-cell>
          <table:table-cell table:number-columns-repeated="1020"/>
        </table:table-row>
        <table:table-row table:style-name="ro33">
          <table:table-cell table:style-name="ce40" office:value-type="string">
            <text:p><text:span text:style-name="T4">SELECT MSEF14TP, MSEF14CD, MYCO14, MSEF15TP, MSEF15CD, MYC115 FROM</text:span></text:p>
            <text:p><text:span text:style-name="T4">GMIPTODF WHERE E0MABN = 'US05' and MYCO14 = ' ' and MYC115 = ' ' <text:s/></text:span></text:p>
          </table:table-cell>
          <table:table-cell table:style-name="ce40" office:value-type="string">
            <text:p>5052</text:p>
            <text:p>U5MARP</text:p>
          </table:table-cell>
          <table:table-cell table:style-name="ce40" office:value-type="string">
            <text:p>No records</text:p>
          </table:table-cell>
          <table:table-cell table:style-name="ce40" office:value-type="string">
            <text:p>US05 <text:s text:c="5"/>U5MARP</text:p>
          </table:table-cell>
          <table:table-cell table:number-columns-repeated="1020"/>
        </table:table-row>
        <table:table-row table:style-name="ro34">
          <table:table-cell table:style-name="ce40" office:value-type="string">
            <text:p><text:span text:style-name="T4">SELECT MSEF14TP, MSEF14CD, MYCO14, MSEF15TP, MSEF15CD, MYC115 FROM</text:span></text:p>
            <text:p><text:span text:style-name="T4">GMIPTODF WHERE E0MABN = 'CA01' and MYCO14 = ' ' and MYC115 = ' ' <text:s/></text:span>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<text:s text:c="6"/>CA01 <text:s text:c="5"/>CAENGP</text:p>
            <text:p><text:s text:c="6"/>CA01 <text:s text:c="5"/>CAARTP</text:p>
            <text:p><text:s text:c="7"/>CA01 <text:s text:c="5"/>CAMARP</text:p>
            <text:p><text:s text:c="6"/>CA01 <text:s text:c="5"/>CAENRP</text:p>
            <text:p>CA01 <text:s text:c="11"/></text:p>
          </table:table-cell>
          <table:table-cell table:number-columns-repeated="1020"/>
        </table:table-row>
        <table:table-row table:style-name="ro33">
          <table:table-cell table:style-name="ce40" office:value-type="string">
            <text:p><text:span text:style-name="T4">SELECT MSEF14TP, MSEF14CD, MYCO14, MSEF15TP, MSEF15CD, MYC115 FROM</text:span></text:p>
            <text:p><text:span text:style-name="T4">GMIPTODF WHERE E0MABN = 'US64' and MYCO14 = ' ' and MYC115 = ' ' <text:s/></text:span></text:p>
          </table:table-cell>
          <table:table-cell table:number-columns-repeated="2" table:style-name="ce40" office:value-type="string">
            <text:p>No records</text:p>
          </table:table-cell>
          <table:table-cell table:style-name="ce40" office:value-type="string">
            <text:p>US64 <text:s text:c="5"/>USMARP</text:p>
          </table:table-cell>
          <table:table-cell table:number-columns-repeated="1020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oll Back steps" table:style-name="ta4" table:print="false">
        <office:forms form:automatic-focus="false" form:apply-design-mode="false"/>
        <table:table-column table:style-name="co30" table:default-cell-style-name="ce67"/>
        <table:table-column table:style-name="co33" table:default-cell-style-name="ce67"/>
        <table:table-column table:style-name="co19" table:number-columns-repeated="1020" table:default-cell-style-name="ce67"/>
        <table:table-column table:style-name="co19" table:number-columns-repeated="2" table:default-cell-style-name="Default"/>
        <table:table-row table:style-name="ro47">
          <table:table-cell table:style-name="ce60" office:value-type="string">
            <text:p>Queries</text:p>
          </table:table-cell>
          <table:table-cell table:style-name="ce60" office:value-type="string">
            <text:p>SS5</text:p>
          </table:table-cell>
          <table:table-cell table:style-name="ce68" table:number-columns-repeated="6"/>
          <table:table-cell table:style-name="ce68" office:value-type="string">
            <text:p><text:s/></text:p>
          </table:table-cell>
          <table:table-cell table:style-name="ce68" table:number-columns-repeated="1013"/>
          <table:table-cell table:style-name="ce45" table:number-columns-repeated="2"/>
        </table:table-row>
        <table:table-row table:style-name="ro48">
          <table:table-cell table:style-name="ce61" office:value-type="string">
            <text:p>Select * from GMIPIPHDP where PISQTX =201705</text:p>
            <text:p>Delete FROM GMIPIPHDP WHERE PISQTX =201705 </text:p>
          </table:table-cell>
          <table:table-cell table:style-name="ce66" office:value-type="float" office:value="2670012">
            <text:p>2670012</text:p>
          </table:table-cell>
          <table:table-cell office:value-type="float" office:value="770479">
            <text:p>770479</text:p>
          </table:table-cell>
          <table:table-cell table:number-columns-repeated="2"/>
          <table:table-cell table:style-name="ce69"/>
          <table:table-cell office:value-type="string">
            <text:p>Completed</text:p>
          </table:table-cell>
          <table:table-cell table:number-columns-repeated="1017"/>
        </table:table-row>
        <table:table-row table:style-name="ro48">
          <table:table-cell table:style-name="ce62" office:value-type="string">
            <text:p>Select * from gmipiptdp where PCFCRP = 201705</text:p>
            <text:p>Update gmipiptdp set PCFCRP = 201704 where PCFCRP = 201705</text:p>
          </table:table-cell>
          <table:table-cell table:style-name="ce66" office:value-type="float" office:value="33">
            <text:p>33</text:p>
          </table:table-cell>
          <table:table-cell table:number-columns-repeated="3"/>
          <table:table-cell table:style-name="ce70"/>
          <table:table-cell office:value-type="string">
            <text:p>Running</text:p>
          </table:table-cell>
          <table:table-cell table:number-columns-repeated="1017"/>
        </table:table-row>
        <table:table-row table:style-name="ro48">
          <table:table-cell table:style-name="ce63" office:value-type="string">
            <text:p>Select * from GMIUPREDF where UPRXFCRP = 201705</text:p>
            <text:p>Delete FROM GMIUPREDF WHERE UPRXFCRP =201705</text:p>
          </table:table-cell>
          <table:table-cell table:style-name="ce66" office:value-type="float" office:value="252768">
            <text:p>252768</text:p>
          </table:table-cell>
          <table:table-cell table:number-columns-repeated="1022"/>
        </table:table-row>
        <table:table-row table:style-name="ro48">
          <table:table-cell table:style-name="ce64" office:value-type="string">
            <text:p>Select * from GMIUPRDF where OCFCRP = 201705</text:p>
            <text:p>Delete FROM GMIUPRDF WHERE OCFCRP =201705</text:p>
          </table:table-cell>
          <table:table-cell table:style-name="ce66" office:value-type="float" office:value="1442320">
            <text:p>1442320</text:p>
          </table:table-cell>
          <table:table-cell table:number-columns-repeated="1022"/>
        </table:table-row>
        <table:table-row table:style-name="ro48">
          <table:table-cell table:style-name="ce62" office:value-type="string">
            <text:p>Select * from GMIUPRTF where UCFCRP = 201705</text:p>
            <text:p>Update GMIUPRTF set UCFCRP = 201704 where UCFCRP = 201705</text:p>
          </table:table-cell>
          <table:table-cell table:style-name="ce66" office:value-type="float" office:value="1">
            <text:p>1</text:p>
          </table:table-cell>
          <table:table-cell table:number-columns-repeated="1022"/>
        </table:table-row>
        <table:table-row table:style-name="ro48">
          <table:table-cell table:style-name="ce62" office:value-type="string">
            <text:p>Select * from GMIUPRRF where UCFCRP = 201705</text:p>
            <text:p>Update GMIUPRRF set UCFCRP = 0 where UCFCRP = 201705</text:p>
          </table:table-cell>
          <table:table-cell table:style-name="ce66" office:value-type="float" office:value="3">
            <text:p>3</text:p>
          </table:table-cell>
          <table:table-cell table:number-columns-repeated="1022"/>
        </table:table-row>
        <table:table-row table:style-name="ro48">
          <table:table-cell table:style-name="ce65" office:value-type="string">
            <text:p>Select * from gpepixpf where pisqtx = 201705</text:p>
            <text:p>Delete from gpepixpf where pisqtx = 201705</text:p>
          </table:table-cell>
          <table:table-cell table:style-name="ce65" office:value-type="float" office:value="2739610">
            <text:p>2739610</text:p>
          </table:table-cell>
          <table:table-cell office:value-type="float" office:value="1952837">
            <text:p>1952837</text:p>
          </table:table-cell>
          <table:table-cell table:number-columns-repeated="1021"/>
        </table:table-row>
        <table:table-row table:style-name="ro48">
          <table:table-cell table:style-name="ce66" office:value-type="string">
            <text:p>Select * from <text:s/>gppipxpf where pisqtx = 201705</text:p>
            <text:p>Delete from gppipxpf where pisqtx = 201705 </text:p>
          </table:table-cell>
          <table:table-cell table:style-name="ce66" office:value-type="float" office:value="522914">
            <text:p>522914</text:p>
          </table:table-cell>
          <table:table-cell office:value-type="float" office:value="472461">
            <text:p>472461</text:p>
          </table:table-cell>
          <table:table-cell table:number-columns-repeated="1021"/>
        </table:table-row>
        <table:table-row table:style-name="ro48">
          <table:table-cell table:style-name="ce66" office:value-type="string">
            <text:p>Select * from gppiptpf where pttper = 201705</text:p>
            <text:p>Delete from gppiptpf where pttper = 201705</text:p>
          </table:table-cell>
          <table:table-cell table:style-name="ce66" office:value-type="float" office:value="87">
            <text:p>87</text:p>
          </table:table-cell>
          <table:table-cell table:number-columns-repeated="1022"/>
        </table:table-row>
        <table:table-row table:style-name="ro24" table:number-rows-repeated="104856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Sheet5" table:style-name="ta4" table:print="false">
        <office:forms form:automatic-focus="false" form:apply-design-mode="false"/>
        <table:table-column table:style-name="co19" table:default-cell-style-name="ce55"/>
        <table:table-column table:style-name="co31" table:default-cell-style-name="ce55"/>
        <table:table-column table:style-name="co32" table:default-cell-style-name="ce55"/>
        <table:table-column table:style-name="co19" table:number-columns-repeated="1021" table:default-cell-style-name="ce55"/>
        <table:table-row table:style-name="ro38">
          <table:table-cell table:style-name="ce53" office:value-type="string" table:number-columns-spanned="3" table:number-rows-spanned="1">
            <text:p>PRE SANITY CHECK RESULT</text:p>
          </table:table-cell>
          <table:covered-table-cell table:number-columns-repeated="2" table:style-name="ce53"/>
          <table:table-cell table:number-columns-repeated="1021"/>
        </table:table-row>
        <table:table-row table:style-name="ro38">
          <table:table-cell table:style-name="ce54" office:value-type="string">
            <text:p>SS1</text:p>
          </table:table-cell>
          <table:table-cell table:style-name="ce54" office:value-type="string">
            <text:p>SS2</text:p>
          </table:table-cell>
          <table:table-cell table:style-name="ce54" office:value-type="string">
            <text:p>SS5</text:p>
          </table:table-cell>
          <table:table-cell table:number-columns-repeated="1021"/>
        </table:table-row>
        <table:table-row table:style-name="ro39">
          <table:table-cell/>
          <table:table-cell table:style-name="Default"/>
          <table:table-cell office:value-type="string">
            <text:p>ZPACDF00 </text:p>
            <text:p>SOME OF THE COMAPNIES(<text:span text:style-name="T8">FR0100,DE0055SO,ZA0003</text:span>) ARE STILL HAVING REPORTING PERIOD AS <text:span text:style-name="T8">11704</text:span></text:p>
          </table:table-cell>
          <table:table-cell table:number-columns-repeated="1021"/>
        </table:table-row>
        <table:table-row table:style-name="ro39" table:number-rows-repeated="1048572">
          <table:table-cell table:number-columns-repeated="1024"/>
        </table:table-row>
        <table:table-row table:style-name="ro39">
          <table:table-cell table:number-columns-repeated="1024"/>
        </table:table-row>
      </table:table>
      <table:database-ranges>
        <table:database-range table:target-range-address="Post_Sanity.A1:Post_Sanity.D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29/05/2017</text:date>, <text:time>12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_20_sanity" style:display-name="PageStyle_Pre- san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ct" style:display-name="PageStyle_Ex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5f_Sanity" style:display-name="PageStyle_Post_San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2:15:46.54</dc:date>
    <meta:generator>OpenOffice/4.1.1$Win32 OpenOffice.org_project/411m6$Build-9775</meta:generator>
    <meta:editing-duration>P9DT19H57M59S</meta:editing-duration>
    <meta:editing-cycles>13</meta:editing-cycles>
    <meta:document-statistic meta:table-count="5" meta:cell-count="414" meta:object-count="2"/>
  </office:meta>
</office:document-meta>
</file>